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0f07" officeooo:paragraph-rsid="00130f07"/>
    </style:style>
    <style:style style:name="P2" style:family="paragraph" style:parent-style-name="Standard">
      <style:text-properties officeooo:paragraph-rsid="00130f07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0f07" officeooo:paragraph-rsid="00130f07" style:text-blinking="false" fo:background-color="transparent"/>
    </style:style>
    <style:style style:name="T1" style:family="text">
      <style:text-properties officeooo:rsid="00130f07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0f07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a972" style:text-blinking="false" fo:background-color="transparent" loext:char-shading-value="0"/>
    </style:style>
    <style:style style:name="T5" style:family="text">
      <style:text-properties officeooo:rsid="0014a972"/>
    </style:style>
    <style:style style:name="T6" style:family="text">
      <style:text-properties style:text-position="super 58%" officeooo:rsid="0014a9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Program is run in Python.</text:p>
      <text:p text:style-name="P1"/>
      <text:p text:style-name="P1"/>
      <text:p text:style-name="P1"/>
      <text:p text:style-name="P1"/>
      <text:p text:style-name="P1">Q: For what types of workloads does SRJN deliver the same turnaround times as FIFO?</text:p>
      <text:p text:style-name="P1"><text:tab/><text:span text:style-name="T5">Shortest Job First has the same turnaround time as FIFO when all jobs are the same size or monotonically increase in size (shortest job arrives first, then the 2</text:span><text:span text:style-name="T6">nd</text:span><text:span text:style-name="T5"> shortest job, and so on)</text:span></text:p>
      <text:p text:style-name="P1"/>
      <text:p text:style-name="P2"><text:span text:style-name="T1">Q: </text:span><text:bookmark text:name="docs-internal-guid-d2f29182-f11d-bffa-26ab-8ae79c05b9ec"/><text:span text:style-name="T2">For what types of workloads and quantum lengths does SRJN deliver the same response times as RR?</text:span></text:p>
      <text:p text:style-name="P2"><text:span text:style-name="T2"><text:tab/></text:span><text:span text:style-name="T4">SJF delivers the same resonse times as RR when the scheduling quantum for RR is larger than the largest job in the queue (therefore eliminating preemption)</text:span></text:p>
      <text:p text:style-name="P1"/>
      <text:p text:style-name="P2"><text:span text:style-name="T1">Q: <text:s/></text:span><text:bookmark text:name="docs-internal-guid-d2f29182-f11e-6c6b-b7dc-32e992c2b5d3"/><text:span text:style-name="T2">What happens to response time with SRJN as job lengths increase? Can you use the simulator to demonstrate the trend?</text:span></text:p>
      <text:p text:style-name="P2"><text:span text:style-name="T2"><text:tab/></text:span><text:span text:style-name="T3">As job lengths increase, </text:span><text:span text:style-name="T4">average job times increase.</text:span></text:p>
      <text:p text:style-name="P3"/>
      <text:p text:style-name="P2"><text:span text:style-name="T3">Q: <text:s/></text:span><text:bookmark text:name="docs-internal-guid-d2f29182-f11f-3519-b43d-d90279d648a3"/><text:span text:style-name="T3">What happens to response time with RR as quantum lengths increase? Can you write an equation that gives the worst-case response time, given N jobs?</text:span></text:p>
      <text:p text:style-name="P3"><text:tab/><text:span text:style-name="T5">As quantum lengths increase, response time increases. This is because the time a process must wait for its next time slice is proportional to the number of other processes and the maximum amount of time it takes to execute. </text:span></text:p>
      <text:p text:style-name="P3"><text:tab/><text:span text:style-name="T5">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23:46:52.246543672</meta:creation-date>
    <dc:date>2017-05-10T00:00:44.171816036</dc:date>
    <meta:editing-duration>PT9M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93" meta:character-count="1104" meta:non-whitespace-character-count="913"/>
  </office:meta>
</office:document-meta>
</file>